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80808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999999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color="#ffffff" fo:font-size="10pt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29.7000007629394pt"/>
    </style:style>
    <style:style style:name="P4" style:family="paragraph">
      <style:paragraph-properties fo:text-align="center"/>
      <style:text-properties fo:color="#ffffff" fo:font-size="29.7000007629394pt"/>
    </style:style>
    <style:style style:name="P5" style:family="paragraph">
      <style:paragraph-properties fo:text-align="center"/>
      <style:text-properties fo:color="#ffffff"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color="#ffffff" fo:font-size="12pt"/>
    </style:style>
    <style:style style:name="T1" style:family="text">
      <style:text-properties fo:color="#ffffff" fo:font-size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1.7cm" svg:y="0cm">
          <text:p text:style-name="P1">0,5</text:p>
        </draw:rect>
        <draw:rect draw:style-name="gr2" draw:text-style-name="P2" draw:layer="layout" svg:width="1cm" svg:height="1cm" svg:x="3.7cm" svg:y="0cm">
          <text:p text:style-name="P2">0,5</text:p>
        </draw:rect>
        <draw:rect draw:style-name="gr3" draw:text-style-name="P4" draw:layer="layout" svg:width="0.6cm" svg:height="0.6cm" svg:x="0cm" svg:y="0.2cm" draw:corner-radius="0.1cm">
          <text:p text:style-name="P3"><text:span text:style-name="T1">1a</text:span></text:p>
        </draw:rect>
        <draw:rect draw:style-name="gr1" draw:text-style-name="P1" draw:layer="layout" svg:width="0.55cm" svg:height="0.45cm" svg:x="8.1cm" svg:y="5.05cm">
          <text:p text:style-name="P1">0,5</text:p>
        </draw:rect>
        <draw:rect draw:style-name="gr1" draw:text-style-name="P5" draw:layer="layout" svg:width="1cm" svg:height="1cm" svg:x="2.7cm" svg:y="0cm">
          <text:p text:style-name="P5">O</text:p>
        </draw:rect>
        <draw:rect draw:style-name="gr3" draw:text-style-name="P4" draw:layer="layout" svg:width="0.6cm" svg:height="0.6cm" svg:x="5.3cm" svg:y="1.7cm" draw:corner-radius="0.1cm">
          <text:p text:style-name="P3"><text:span text:style-name="T1">2a</text:span></text:p>
        </draw:rect>
        <draw:rect draw:style-name="gr3" draw:text-style-name="P4" draw:layer="layout" svg:width="0.6cm" svg:height="0.45cm" svg:x="6.4cm" svg:y="5.05cm" draw:corner-radius="0.1cm">
          <text:p text:style-name="P3"><text:span text:style-name="T1">3a</text:span></text:p>
        </draw:rect>
        <draw:rect draw:style-name="gr2" draw:text-style-name="P2" draw:layer="layout" svg:width="1cm" svg:height="1cm" svg:x="6cm" svg:y="3cm">
          <text:p text:style-name="P2">0,5</text:p>
        </draw:rect>
        <draw:rect draw:style-name="gr2" draw:text-style-name="P6" draw:layer="layout" svg:width="1cm" svg:height="1cm" svg:x="0.7cm" svg:y="0cm">
          <text:p text:style-name="P6">O</text:p>
        </draw:rect>
        <draw:rect draw:style-name="gr1" draw:text-style-name="P5" draw:layer="layout" svg:width="1cm" svg:height="1cm" svg:x="6cm" svg:y="2cm">
          <text:p text:style-name="P5">O</text:p>
        </draw:rect>
        <draw:rect draw:style-name="gr4" draw:text-style-name="P7" draw:layer="layout" svg:width="0.55cm" svg:height="0.45cm" svg:x="7cm" svg:y="5.95cm">
          <text:p text:style-name="P7">O</text:p>
        </draw:rect>
        <draw:rect draw:style-name="gr4" draw:text-style-name="P7" draw:layer="layout" svg:width="0.55cm" svg:height="0.45cm" svg:x="8.65cm" svg:y="4.6cm">
          <text:p text:style-name="P7">O</text:p>
        </draw:rect>
        <draw:rect draw:style-name="gr1" draw:text-style-name="P1" draw:layer="layout" svg:width="0.55cm" svg:height="0.45cm" svg:x="7.55cm" svg:y="5.5cm">
          <text:p text:style-name="P1">0,5</text:p>
        </draw:rect>
        <draw:rect draw:style-name="gr1" draw:text-style-name="P1" draw:layer="layout" svg:width="1cm" svg:height="1cm" svg:x="2.7cm" svg:y="2cm">
          <text:p text:style-name="P1">0,5</text:p>
        </draw:rect>
        <draw:rect draw:style-name="gr2" draw:text-style-name="P2" draw:layer="layout" svg:width="1cm" svg:height="1cm" svg:x="3.7cm" svg:y="2cm">
          <text:p text:style-name="P2">0,5</text:p>
        </draw:rect>
        <draw:rect draw:style-name="gr3" draw:text-style-name="P4" draw:layer="layout" svg:width="0.6cm" svg:height="0.6cm" svg:x="0cm" svg:y="2.2cm" draw:corner-radius="0.1cm">
          <text:p text:style-name="P3"><text:span text:style-name="T1">1b</text:span></text:p>
        </draw:rect>
        <draw:rect draw:style-name="gr1" draw:text-style-name="P5" draw:layer="layout" svg:width="1cm" svg:height="1cm" svg:x="1.7cm" svg:y="2cm">
          <text:p text:style-name="P5">O</text:p>
        </draw:rect>
        <draw:rect draw:style-name="gr2" draw:text-style-name="P6" draw:layer="layout" svg:width="1cm" svg:height="1cm" svg:x="0.7cm" svg:y="2cm">
          <text:p text:style-name="P6">O</text:p>
        </draw:rect>
        <draw:rect draw:style-name="gr3" draw:text-style-name="P4" draw:layer="layout" svg:width="0.6cm" svg:height="0.6cm" svg:x="7.3cm" svg:y="1.7cm" draw:corner-radius="0.1cm">
          <text:p text:style-name="P3"><text:span text:style-name="T1">2b</text:span></text:p>
        </draw:rect>
        <draw:rect draw:style-name="gr2" draw:text-style-name="P2" draw:layer="layout" svg:width="1cm" svg:height="1cm" svg:x="8cm" svg:y="3cm">
          <text:p text:style-name="P2">0,5</text:p>
        </draw:rect>
        <draw:rect draw:style-name="gr1" draw:text-style-name="P5" draw:layer="layout" svg:width="1cm" svg:height="1cm" svg:x="8cm" svg:y="1cm">
          <text:p text:style-name="P5">O</text:p>
        </draw:rect>
        <draw:rect draw:style-name="gr2" draw:text-style-name="P6" draw:layer="layout" svg:width="1cm" svg:height="1cm" svg:x="6cm" svg:y="0cm">
          <text:p text:style-name="P6">O</text:p>
        </draw:rect>
        <draw:rect draw:style-name="gr1" draw:text-style-name="P1" draw:layer="layout" svg:width="1cm" svg:height="1cm" svg:x="6cm" svg:y="1cm">
          <text:p text:style-name="P1">0,5</text:p>
        </draw:rect>
        <draw:rect draw:style-name="gr1" draw:text-style-name="P1" draw:layer="layout" svg:width="1cm" svg:height="1cm" svg:x="2.7cm" svg:y="4cm">
          <text:p text:style-name="P1">0,5</text:p>
        </draw:rect>
        <draw:rect draw:style-name="gr3" draw:text-style-name="P4" draw:layer="layout" svg:width="0.6cm" svg:height="0.6cm" svg:x="0cm" svg:y="4.2cm" draw:corner-radius="0.1cm">
          <text:p text:style-name="P3"><text:span text:style-name="T1">1c</text:span></text:p>
        </draw:rect>
        <draw:rect draw:style-name="gr2" draw:text-style-name="P6" draw:layer="layout" svg:width="1cm" svg:height="1cm" svg:x="0.7cm" svg:y="4cm">
          <text:p text:style-name="P6">O</text:p>
        </draw:rect>
        <draw:rect draw:style-name="gr2" draw:text-style-name="P6" draw:layer="layout" svg:width="1cm" svg:height="1cm" svg:x="3.7cm" svg:y="4cm">
          <text:p text:style-name="P6">O</text:p>
        </draw:rect>
        <draw:rect draw:style-name="gr1" draw:text-style-name="P1" draw:layer="layout" svg:width="1cm" svg:height="1cm" svg:x="1.7cm" svg:y="4cm">
          <text:p text:style-name="P1">0,5</text:p>
        </draw:rect>
        <draw:rect draw:style-name="gr3" draw:text-style-name="P4" draw:layer="layout" svg:width="0.6cm" svg:height="0.6cm" svg:x="9.3cm" svg:y="1.7cm" draw:corner-radius="0.1cm">
          <text:p text:style-name="P3"><text:span text:style-name="T1">2c</text:span></text:p>
        </draw:rect>
        <draw:rect draw:style-name="gr2" draw:text-style-name="P6" draw:layer="layout" svg:width="1cm" svg:height="1cm" svg:x="8cm" svg:y="0cm">
          <text:p text:style-name="P6">O</text:p>
        </draw:rect>
        <draw:rect draw:style-name="gr1" draw:text-style-name="P1" draw:layer="layout" svg:width="1cm" svg:height="1cm" svg:x="8cm" svg:y="2cm">
          <text:p text:style-name="P1">0,5</text:p>
        </draw:rect>
        <draw:rect draw:style-name="gr2" draw:text-style-name="P6" draw:layer="layout" svg:width="1cm" svg:height="1cm" svg:x="10cm" svg:y="0cm">
          <text:p text:style-name="P6">O</text:p>
        </draw:rect>
        <draw:rect draw:style-name="gr2" draw:text-style-name="P6" draw:layer="layout" svg:width="1cm" svg:height="1cm" svg:x="10cm" svg:y="3cm">
          <text:p text:style-name="P6">O</text:p>
        </draw:rect>
        <draw:rect draw:style-name="gr1" draw:text-style-name="P1" draw:layer="layout" svg:width="1cm" svg:height="1cm" svg:x="10cm" svg:y="1cm">
          <text:p text:style-name="P1">0,5</text:p>
        </draw:rect>
        <draw:rect draw:style-name="gr1" draw:text-style-name="P1" draw:layer="layout" svg:width="1cm" svg:height="1cm" svg:x="10cm" svg:y="2cm">
          <text:p text:style-name="P1">0,5</text:p>
        </draw:rect>
        <draw:rect draw:style-name="gr3" draw:text-style-name="P4" draw:layer="layout" svg:width="0.6cm" svg:height="0.6cm" svg:x="11.3cm" svg:y="1.7cm" draw:corner-radius="0.1cm">
          <text:p text:style-name="P3"><text:span text:style-name="T1">2d</text:span></text:p>
        </draw:rect>
        <draw:rect draw:style-name="gr2" draw:text-style-name="P2" draw:layer="layout" svg:width="1cm" svg:height="1cm" svg:x="12cm" svg:y="3cm">
          <text:p text:style-name="P2">0,5</text:p>
        </draw:rect>
        <draw:rect draw:style-name="gr1" draw:text-style-name="P5" draw:layer="layout" svg:width="1cm" svg:height="1cm" svg:x="12cm" svg:y="2cm">
          <text:p text:style-name="P5">O</text:p>
        </draw:rect>
        <draw:rect draw:style-name="gr2" draw:text-style-name="P6" draw:layer="layout" svg:width="1cm" svg:height="1cm" svg:x="12cm" svg:y="0cm">
          <text:p text:style-name="P6">O</text:p>
        </draw:rect>
        <draw:rect draw:style-name="gr1" draw:text-style-name="P1" draw:layer="layout" svg:width="1cm" svg:height="1cm" svg:x="12cm" svg:y="1cm">
          <text:p text:style-name="P1">0,5</text:p>
        </draw:rect>
        <draw:rect draw:style-name="gr1" draw:text-style-name="P5" draw:layer="layout" svg:width="1cm" svg:height="1cm" svg:x="12cm" svg:y="1cm">
          <text:p text:style-name="P5">O</text:p>
        </draw:rect>
        <draw:rect draw:style-name="gr2" draw:text-style-name="P2" draw:layer="layout" svg:width="1cm" svg:height="1cm" svg:x="12cm" svg:y="0cm">
          <text:p text:style-name="P2">0,5</text:p>
        </draw:rect>
        <draw:rect draw:style-name="gr1" draw:text-style-name="P1" draw:layer="layout" svg:width="1cm" svg:height="1cm" svg:x="2.7cm" svg:y="6cm">
          <text:p text:style-name="P1">0,5</text:p>
        </draw:rect>
        <draw:rect draw:style-name="gr3" draw:text-style-name="P4" draw:layer="layout" svg:width="0.6cm" svg:height="0.6cm" svg:x="0cm" svg:y="6.2cm" draw:corner-radius="0.1cm">
          <text:p text:style-name="P3"><text:span text:style-name="T1">1c</text:span></text:p>
        </draw:rect>
        <draw:rect draw:style-name="gr2" draw:text-style-name="P6" draw:layer="layout" svg:width="1cm" svg:height="1cm" svg:x="0.7cm" svg:y="6cm">
          <text:p text:style-name="P6">O</text:p>
        </draw:rect>
        <draw:rect draw:style-name="gr2" draw:text-style-name="P6" draw:layer="layout" svg:width="1cm" svg:height="1cm" svg:x="3.7cm" svg:y="6cm">
          <text:p text:style-name="P6">O</text:p>
        </draw:rect>
        <draw:rect draw:style-name="gr1" draw:text-style-name="P1" draw:layer="layout" svg:width="1cm" svg:height="1cm" svg:x="1.7cm" svg:y="6cm">
          <text:p text:style-name="P1">0,5</text:p>
        </draw:rect>
        <draw:rect draw:style-name="gr1" draw:text-style-name="P5" draw:layer="layout" svg:width="1cm" svg:height="1cm" svg:x="2.7cm" svg:y="6cm">
          <text:p text:style-name="P5">O</text:p>
        </draw:rect>
        <draw:rect draw:style-name="gr1" draw:text-style-name="P5" draw:layer="layout" svg:width="1cm" svg:height="1cm" svg:x="1.7cm" svg:y="6cm">
          <text:p text:style-name="P5">O</text:p>
        </draw:rect>
        <draw:rect draw:style-name="gr2" draw:text-style-name="P2" draw:layer="layout" svg:width="1cm" svg:height="1cm" svg:x="3.7cm" svg:y="6cm">
          <text:p text:style-name="P2">0,5</text:p>
        </draw:rect>
        <draw:rect draw:style-name="gr2" draw:text-style-name="P2" draw:layer="layout" svg:width="1cm" svg:height="1cm" svg:x="0.7cm" svg:y="6cm">
          <text:p text:style-name="P2">0,5</text:p>
        </draw:rect>
        <draw:rect draw:style-name="gr1" draw:text-style-name="P1" draw:layer="layout" svg:width="0.55cm" svg:height="0.45cm" svg:x="11.1cm" svg:y="5.05cm">
          <text:p text:style-name="P1">0,5</text:p>
        </draw:rect>
        <draw:rect draw:style-name="gr3" draw:text-style-name="P4" draw:layer="layout" svg:width="0.6cm" svg:height="0.45cm" svg:x="9.4cm" svg:y="5.05cm" draw:corner-radius="0.1cm">
          <text:p text:style-name="P3"><text:span text:style-name="T1">3b</text:span></text:p>
        </draw:rect>
        <draw:rect draw:style-name="gr4" draw:text-style-name="P7" draw:layer="layout" svg:width="0.55cm" svg:height="0.45cm" svg:x="10cm" svg:y="5.95cm">
          <text:p text:style-name="P7">O</text:p>
        </draw:rect>
        <draw:rect draw:style-name="gr4" draw:text-style-name="P8" draw:layer="layout" svg:width="0.55cm" svg:height="0.45cm" svg:x="11.65cm" svg:y="4.6cm">
          <text:p text:style-name="P8"><text:span text:style-name="T2">0,5</text:span></text:p>
        </draw:rect>
        <draw:rect draw:style-name="gr1" draw:text-style-name="P9" draw:layer="layout" svg:width="0.55cm" svg:height="0.45cm" svg:x="10.55cm" svg:y="5.5cm">
          <text:p text:style-name="P9">O</text:p>
        </draw:rect>
        <draw:rect draw:style-name="gr1" draw:text-style-name="P1" draw:layer="layout" svg:width="0.55cm" svg:height="0.45cm" svg:x="8.1cm" svg:y="7.65cm">
          <text:p text:style-name="P1">0,5</text:p>
        </draw:rect>
        <draw:rect draw:style-name="gr3" draw:text-style-name="P4" draw:layer="layout" svg:width="0.6cm" svg:height="0.45cm" svg:x="6.4cm" svg:y="7.65cm" draw:corner-radius="0.1cm">
          <text:p text:style-name="P3"><text:span text:style-name="T1">3c</text:span></text:p>
        </draw:rect>
        <draw:rect draw:style-name="gr4" draw:text-style-name="P7" draw:layer="layout" svg:width="0.55cm" svg:height="0.45cm" svg:x="7cm" svg:y="8.55cm">
          <text:p text:style-name="P7">O</text:p>
        </draw:rect>
        <draw:rect draw:style-name="gr4" draw:text-style-name="P8" draw:layer="layout" svg:width="0.55cm" svg:height="0.45cm" svg:x="8.65cm" svg:y="7.2cm">
          <text:p text:style-name="P8"><text:span text:style-name="T2">0,5</text:span></text:p>
        </draw:rect>
        <draw:rect draw:style-name="gr1" draw:text-style-name="P9" draw:layer="layout" svg:width="0.55cm" svg:height="0.45cm" svg:x="7.55cm" svg:y="8.1cm">
          <text:p text:style-name="P9">O</text:p>
        </draw:rect>
        <draw:rect draw:style-name="gr1" draw:text-style-name="P1" draw:layer="layout" svg:width="0.55cm" svg:height="0.45cm" svg:x="11.1cm" svg:y="7.65cm">
          <text:p text:style-name="P1">0,5</text:p>
        </draw:rect>
        <draw:rect draw:style-name="gr3" draw:text-style-name="P4" draw:layer="layout" svg:width="0.6cm" svg:height="0.45cm" svg:x="9.4cm" svg:y="7.65cm" draw:corner-radius="0.1cm">
          <text:p text:style-name="P3"><text:span text:style-name="T1">3d</text:span></text:p>
        </draw:rect>
        <draw:rect draw:style-name="gr4" draw:text-style-name="P7" draw:layer="layout" svg:width="0.55cm" svg:height="0.45cm" svg:x="10cm" svg:y="8.55cm">
          <text:p text:style-name="P7">O</text:p>
        </draw:rect>
        <draw:rect draw:style-name="gr4" draw:text-style-name="P8" draw:layer="layout" svg:width="0.55cm" svg:height="0.45cm" svg:x="11.65cm" svg:y="7.2cm">
          <text:p text:style-name="P8"><text:span text:style-name="T2">0,5</text:span></text:p>
        </draw:rect>
        <draw:rect draw:style-name="gr1" draw:text-style-name="P9" draw:layer="layout" svg:width="0.55cm" svg:height="0.45cm" svg:x="10.55cm" svg:y="8.1cm">
          <text:p text:style-name="P9">O</text:p>
        </draw:rect>
        <draw:rect draw:style-name="gr4" draw:text-style-name="P7" draw:layer="layout" svg:width="0.55cm" svg:height="0.45cm" svg:x="8.65cm" svg:y="7.2cm">
          <text:p text:style-name="P7">O</text:p>
        </draw:rect>
        <draw:rect draw:style-name="gr1" draw:text-style-name="P1" draw:layer="layout" svg:width="0.55cm" svg:height="0.45cm" svg:x="7.55cm" svg:y="8.1cm">
          <text:p text:style-name="P1">0,5</text:p>
        </draw:rect>
        <draw:rect draw:style-name="gr1" draw:text-style-name="P9" draw:layer="layout" svg:width="0.55cm" svg:height="0.45cm" svg:x="11.1cm" svg:y="7.65cm">
          <text:p text:style-name="P9">O</text:p>
        </draw:rect>
        <draw:rect draw:style-name="gr4" draw:text-style-name="P8" draw:layer="layout" svg:width="0.55cm" svg:height="0.45cm" svg:x="10cm" svg:y="8.55cm">
          <text:p text:style-name="P8"><text:span text:style-name="T2">0,5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26T13:22:46.53</dc:date>
    <meta:editing-duration>PT2H59M27S</meta:editing-duration>
    <meta:editing-cycles>9</meta:editing-cycles>
    <meta:generator>OpenOffice/4.1.3$Win32 OpenOffice.org_project/413m1$Build-9783</meta:generator>
    <dc:creator>Jason Statham</dc:creator>
    <meta:document-statistic meta:object-count="70"/>
  </office:meta>
</office:document-meta>
</file>